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3.164cm" fo:min-width="2.914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2.798cm" fo:min-width="1.913cm"/>
    </style:style>
    <style:style style:name="gr3" style:family="graphic" style:parent-style-name="standard">
      <style:graphic-properties draw:stroke="solid" svg:stroke-color="#666666" draw:fill-color="#666666" draw:textarea-horizontal-align="justify" draw:textarea-vertical-align="middle" draw:auto-grow-height="false" fo:min-height="0.131cm" fo:min-width="1.78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004cm" fo:min-width="0.51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ed1c24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4.826cm" svg:x="6.442cm" svg:y="8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413cm" svg:height="3.048cm" svg:x="7.604cm" svg:y="12.5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86cm" svg:height="0.381cm" svg:x="7.704cm" svg:y="15.8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86cm" svg:height="0.381cm" svg:x="7.704cm" svg:y="16.5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86cm" svg:height="0.381cm" svg:x="7.704cm" svg:y="17.2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16cm" svg:height="0.254cm" svg:x="8.461cm" svg:y="17.86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731cm" svg:y1="11.414cm" svg:x2="8.366cm" svg:y2="15.478cm">
          <text:p/>
        </draw:line>
        <draw:line draw:style-name="gr5" draw:text-style-name="P4" draw:layer="layout" svg:x1="9.636cm" svg:y1="11.414cm" svg:x2="9.255cm" svg:y2="15.605cm">
          <text:p/>
        </draw:line>
        <draw:path draw:style-name="gr6" draw:text-style-name="P4" draw:layer="layout" svg:width="2.663cm" svg:height="1.362cm" draw:transform="rotate (0.660258056029455) translate (7.52069023613625cm 11.3760254876132cm)" svg:viewBox="0 0 2664 1363" svg:d="M0 4c314 399 1854-408 850 299-520 366 1189-172 525 253-1096 701-384-478 257-264 1235 413-929 609 179 36 744-385-58 1342 853 559l-217 347-564 129-72-10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1:03:53.235978081</meta:creation-date>
    <dc:date>2019-11-07T11:15:30.273609151</dc:date>
    <meta:editing-duration>PT1M27S</meta:editing-duration>
    <meta:editing-cycles>1</meta:editing-cycles>
    <meta:document-statistic meta:object-count="9"/>
    <meta:generator>LibreOffice/6.0.7.3$Linux_X86_64 LibreOffice_project/00m0$Build-3</meta:generator>
  </office:meta>
</office:document-meta>
</file>